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5cm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draw:fill="none" fo:min-height="3.96cm"/>
    </style:style>
    <style:style style:name="gr11" style:family="graphic" style:parent-style-name="standard">
      <style:graphic-properties draw:stroke="none" draw:fill="none" fo:min-height="4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ejaVu Sans Mono'" style:font-style-name="Book" style:font-family-generic="modern" style:font-pitch="fixed" fo:font-size="14pt" style:font-size-asian="14pt" style:font-size-complex="14pt"/>
    </style:style>
    <style:style style:name="P8" style:family="paragraph">
      <style:text-properties fo:font-family="'DejaVu Sans Mono'" style:font-family-generic="modern" style:font-pitch="fixed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family="'DejaVu Sans Mono'" style:font-style-name="Book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3" draw:layer="layout" svg:width="1.086cm" svg:height="0.645cm" svg:x="12cm" svg:y="6.555cm">
          <draw:text-box>
            <text:p><text:span text:style-name="T2">0..1</text:span></text:p>
          </draw:text-box>
        </draw:frame>
        <draw:frame draw:style-name="gr4" draw:text-style-name="P4" draw:layer="layout" svg:width="2.407cm" svg:height="0.988cm" svg:x="8.093cm" svg:y="3.212cm">
          <draw:text-box>
            <text:p><text:span text:style-name="T3">:one&gt;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1cm" svg:y="12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1.8cm" svg:y1="13.4cm" svg:x2="14.1cm" svg:y2="14.3cm">
          <text:p/>
        </draw:line>
        <draw:frame draw:style-name="gr4" draw:text-style-name="P7" draw:layer="layout" svg:width="6.725cm" svg:height="1.411cm" svg:x="8.912cm" svg:y="9.012cm">
          <draw:text-box>
            <text:p><text:span text:style-name="T5">{:id x,</text:span></text:p>
            <text:p><text:span text:style-name="T5"><text:s/></text:span><text:span text:style-name="T5">:b_id y, b: {:id y}}</text:span></text:p>
          </draw:text-box>
        </draw:frame>
        <draw:frame draw:style-name="gr9" draw:text-style-name="P8" draw:layer="layout" svg:width="8.805cm" svg:height="3.096cm" svg:x="8.895cm" svg:y="18.005cm">
          <draw:text-box>
            <text:p text:style-name="P8">:b {:relation-type :one&gt;</text:p>
            <text:p text:style-name="P8"><text:s text:c="4"/>:entity-kw :B</text:p>
            <text:p text:style-name="P8"><text:s text:c="4"/>:fk-kw :b_id</text:p>
            <text:p text:style-name="P8"><text:s text:c="4"/>:owned? true}</text:p>
          </draw:text-box>
        </draw:frame>
        <draw:frame draw:style-name="gr4" draw:text-style-name="P8" draw:layer="layout" svg:width="1.391cm" svg:height="0.831cm" svg:x="3.9cm" svg:y="6.1cm">
          <draw:text-box>
            <text:p text:style-name="P8">UML</text:p>
          </draw:text-box>
        </draw:frame>
        <draw:frame draw:style-name="gr4" draw:text-style-name="P8" draw:layer="layout" svg:width="3.465cm" svg:height="0.831cm" svg:x="3.901cm" svg:y="13.301cm">
          <draw:text-box>
            <text:p text:style-name="P8">SQL tables</text:p>
          </draw:text-box>
        </draw:frame>
        <draw:frame draw:style-name="gr4" draw:text-style-name="P8" draw:layer="layout" svg:width="2.576cm" svg:height="1.411cm" svg:x="3.902cm" svg:y="9.002cm">
          <draw:text-box>
            <text:p text:style-name="P8">example</text:p>
            <text:p text:style-name="P8">data</text:p>
          </draw:text-box>
        </draw:frame>
        <draw:frame draw:style-name="gr4" draw:text-style-name="P8" draw:layer="layout" svg:width="3.762cm" svg:height="1.411cm" svg:x="3.903cm" svg:y="18.703cm">
          <draw:text-box>
            <text:p text:style-name="P8">relation</text:p>
            <text:p text:style-name="P8">description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4" draw:layer="layout" svg:width="2.788cm" svg:height="0.988cm" svg:x="8.093cm" svg:y="3.212cm">
          <draw:text-box>
            <text:p><text:span text:style-name="T3">:&lt;many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6cm" svg:y="12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6.4cm" svg:y1="13.3cm" svg:x2="9.8cm" svg:y2="13.3cm">
          <text:p/>
        </draw:line>
        <draw:line draw:style-name="gr8" draw:text-style-name="P1" draw:layer="layout" svg:x1="16.4cm" svg:y1="14.5cm" svg:x2="9.8cm" svg:y2="13.6cm">
          <text:p/>
        </draw:line>
        <draw:frame draw:style-name="gr4" draw:text-style-name="P3" draw:layer="layout" svg:width="0.697cm" svg:height="0.645cm" svg:x="12.4cm" svg:y="6.555cm">
          <draw:text-box>
            <text:p><text:span text:style-name="T2">n</text:span></text:p>
          </draw:text-box>
        </draw:frame>
        <draw:frame draw:style-name="gr4" draw:text-style-name="P7" draw:layer="layout" svg:width="8.799cm" svg:height="1.411cm" svg:x="8.9cm" svg:y="9.012cm">
          <draw:text-box>
            <text:p><text:span text:style-name="T5">{:id x, </text:span></text:p>
            <text:p><text:span text:style-name="T5"><text:s/></text:span><text:span text:style-name="T5">:bs [{:id y, :a_id x} ...]}</text:span></text:p>
          </draw:text-box>
        </draw:frame>
        <draw:frame draw:style-name="gr10" draw:text-style-name="P8" draw:layer="layout" svg:width="9.528cm" svg:height="4.311cm" svg:x="8.972cm" svg:y="17.89cm">
          <draw:text-box>
            <text:p text:style-name="P8">:bs {:relation-type :&lt;many</text:p>
            <text:p text:style-name="P8"><text:s text:c="5"/>:entity-kw :B</text:p>
            <text:p text:style-name="P8"><text:s text:c="5"/>:fk-kw :a_id</text:p>
            <text:p text:style-name="P8"><text:s text:c="5"/>:query-fn</text:p>
            <text:p text:style-name="P8"><text:s text:c="6"/>(agg/make-query-&lt;many-fn </text:p>
            <text:p text:style-name="P8"><text:s text:c="9"/>:B :a_id)</text:p>
            <text:p text:style-name="P8"><text:s text:c="5"/>:owned? true}</text:p>
          </draw:text-box>
        </draw:frame>
        <draw:frame draw:style-name="gr4" draw:text-style-name="P8" draw:layer="layout" svg:width="1.391cm" svg:height="0.831cm" svg:x="3.901cm" svg:y="6.1cm">
          <draw:text-box>
            <text:p text:style-name="P8">UML</text:p>
          </draw:text-box>
        </draw:frame>
        <draw:frame draw:style-name="gr4" draw:text-style-name="P8" draw:layer="layout" svg:width="3.465cm" svg:height="0.831cm" svg:x="3.902cm" svg:y="13.301cm">
          <draw:text-box>
            <text:p text:style-name="P8">SQL tables</text:p>
          </draw:text-box>
        </draw:frame>
        <draw:frame draw:style-name="gr4" draw:text-style-name="P8" draw:layer="layout" svg:width="2.576cm" svg:height="1.411cm" svg:x="3.903cm" svg:y="9.002cm">
          <draw:text-box>
            <text:p text:style-name="P8">example</text:p>
            <text:p text:style-name="P8">data</text:p>
          </draw:text-box>
        </draw:frame>
        <draw:frame draw:style-name="gr4" draw:text-style-name="P8" draw:layer="layout" svg:width="3.762cm" svg:height="1.411cm" svg:x="3.904cm" svg:y="18.703cm">
          <draw:text-box>
            <text:p text:style-name="P8">relation</text:p>
            <text:p text:style-name="P8">description</text:p>
          </draw:text-box>
        </draw:frame>
      </draw:page>
      <draw:page draw:name="page3" draw:style-name="dp1" draw:master-page-name="Default">
        <draw:g>
          <draw:custom-shape draw:style-name="gr1" draw:text-style-name="P2" draw:layer="layout" svg:width="2cm" svg:height="1cm" svg:x="9cm" svg:y="4.988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5.9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4.988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5.98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488cm" svg:x2="13cm" svg:y2="6.488cm">
          <text:p/>
        </draw:line>
        <draw:frame draw:style-name="gr4" draw:text-style-name="P4" draw:layer="layout" svg:width="3.169cm" svg:height="0.988cm" svg:x="8.093cm" svg:y="3.2cm">
          <draw:text-box>
            <text:p><text:span text:style-name="T3">:&lt;many&gt;</text:span></text:p>
          </draw:text-box>
        </draw:frame>
        <draw:g>
          <draw:custom-shape draw:style-name="gr5" draw:text-style-name="P5" draw:layer="layout" svg:width="1cm" svg:height="3cm" svg:x="9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82cm">
            <draw:text-box>
              <text:p><text:span text:style-name="T1">A</text:span></text:p>
            </draw:text-box>
          </draw:frame>
          <draw:line draw:style-name="gr7" draw:text-style-name="P1" draw:layer="layout" svg:x1="9cm" svg:y1="13.588cm" svg:x2="12cm" svg:y2="13.588cm">
            <text:p/>
          </draw:line>
          <draw:line draw:style-name="gr7" draw:text-style-name="P1" draw:layer="layout" svg:x1="9cm" svg:y1="14.188cm" svg:x2="12cm" svg:y2="14.188cm">
            <text:p/>
          </draw:line>
          <draw:line draw:style-name="gr7" draw:text-style-name="P1" draw:layer="layout" svg:x1="9cm" svg:y1="14.788cm" svg:x2="12cm" svg:y2="14.788cm">
            <text:p/>
          </draw:line>
          <draw:line draw:style-name="gr7" draw:text-style-name="P1" draw:layer="layout" svg:x1="9cm" svg:y1="15.388cm" svg:x2="12cm" svg:y2="15.388cm">
            <text:p/>
          </draw:line>
        </draw:g>
        <draw:g>
          <draw:custom-shape draw:style-name="gr5" draw:text-style-name="P5" draw:layer="layout" svg:width="1cm" svg:height="3cm" svg:x="15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5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7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7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4.968cm" svg:y="11.182cm">
            <draw:text-box>
              <text:p><text:span text:style-name="T1">B</text:span></text:p>
            </draw:text-box>
          </draw:frame>
          <draw:line draw:style-name="gr7" draw:text-style-name="P1" draw:layer="layout" svg:x1="15cm" svg:y1="13.588cm" svg:x2="18cm" svg:y2="13.588cm">
            <text:p/>
          </draw:line>
          <draw:line draw:style-name="gr7" draw:text-style-name="P1" draw:layer="layout" svg:x1="15cm" svg:y1="14.188cm" svg:x2="18cm" svg:y2="14.188cm">
            <text:p/>
          </draw:line>
          <draw:line draw:style-name="gr7" draw:text-style-name="P1" draw:layer="layout" svg:x1="15cm" svg:y1="14.788cm" svg:x2="18cm" svg:y2="14.788cm">
            <text:p/>
          </draw:line>
          <draw:line draw:style-name="gr7" draw:text-style-name="P1" draw:layer="layout" svg:x1="15cm" svg:y1="15.388cm" svg:x2="18cm" svg:y2="15.388cm">
            <text:p/>
          </draw:line>
        </draw:g>
        <draw:frame draw:style-name="gr4" draw:text-style-name="P3" draw:layer="layout" svg:width="0.697cm" svg:height="0.645cm" svg:x="12.4cm" svg:y="6.543cm">
          <draw:text-box>
            <text:p><text:span text:style-name="T2">n</text:span></text:p>
          </draw:text-box>
        </draw:frame>
        <draw:g>
          <draw:custom-shape draw:style-name="gr5" draw:text-style-name="P5" draw:layer="layout" svg:width="1cm" svg:height="3cm" svg:x="12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2.5cm" svg:y="11.994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3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3.5cm" svg:y="11.994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1.438cm" svg:height="0.806cm" svg:x="12.3cm" svg:y="11.188cm">
            <draw:text-box>
              <text:p><text:span text:style-name="T1">A_B</text:span></text:p>
            </draw:text-box>
          </draw:frame>
          <draw:line draw:style-name="gr7" draw:text-style-name="P1" draw:layer="layout" svg:x1="12.5cm" svg:y1="13.594cm" svg:x2="14.5cm" svg:y2="13.594cm">
            <text:p/>
          </draw:line>
          <draw:line draw:style-name="gr7" draw:text-style-name="P1" draw:layer="layout" svg:x1="12.5cm" svg:y1="14.194cm" svg:x2="14.5cm" svg:y2="14.194cm">
            <text:p/>
          </draw:line>
          <draw:line draw:style-name="gr7" draw:text-style-name="P1" draw:layer="layout" svg:x1="12.5cm" svg:y1="14.794cm" svg:x2="14.5cm" svg:y2="14.794cm">
            <text:p/>
          </draw:line>
          <draw:line draw:style-name="gr7" draw:text-style-name="P1" draw:layer="layout" svg:x1="12.5cm" svg:y1="15.394cm" svg:x2="14.5cm" svg:y2="15.394cm">
            <text:p/>
          </draw:line>
        </draw:g>
        <draw:frame draw:style-name="gr4" draw:text-style-name="P3" draw:layer="layout" svg:width="0.794cm" svg:height="0.645cm" svg:x="11.001cm" svg:y="6.544cm">
          <draw:text-box>
            <text:p><text:span text:style-name="T2">m</text:span></text:p>
          </draw:text-box>
        </draw:frame>
        <draw:line draw:style-name="gr8" draw:text-style-name="P1" draw:layer="layout" svg:x1="12.7cm" svg:y1="13.288cm" svg:x2="9.8cm" svg:y2="13.288cm">
          <text:p/>
        </draw:line>
        <draw:line draw:style-name="gr8" draw:text-style-name="P1" draw:layer="layout" svg:x1="12.7cm" svg:y1="14.488cm" svg:x2="9.8cm" svg:y2="14.488cm">
          <text:p/>
        </draw:line>
        <draw:line draw:style-name="gr8" draw:text-style-name="P1" draw:layer="layout" svg:x1="14.3cm" svg:y1="13.888cm" svg:x2="15.2cm" svg:y2="13.888cm">
          <text:p/>
        </draw:line>
        <draw:line draw:style-name="gr8" draw:text-style-name="P1" draw:layer="layout" svg:x1="14.3cm" svg:y1="14.488cm" svg:x2="15.2cm" svg:y2="14.088cm">
          <text:p/>
        </draw:line>
        <draw:line draw:style-name="gr8" draw:text-style-name="P1" draw:layer="layout" svg:x1="14.3cm" svg:y1="13.388cm" svg:x2="15.2cm" svg:y2="13.688cm">
          <text:p/>
        </draw:line>
        <draw:line draw:style-name="gr8" draw:text-style-name="P1" draw:layer="layout" svg:x1="12.7cm" svg:y1="13.888cm" svg:x2="9.8cm" svg:y2="13.488cm">
          <text:p/>
        </draw:line>
        <draw:frame draw:style-name="gr4" draw:text-style-name="P7" draw:layer="layout" svg:width="6.132cm" svg:height="1.411cm" svg:x="8.914cm" svg:y="9.1cm">
          <draw:text-box>
            <text:p><text:span text:style-name="T5">{:id x, </text:span></text:p>
            <text:p><text:span text:style-name="T5"><text:s/></text:span><text:span text:style-name="T5">:bs [{:id y} ...]}</text:span></text:p>
          </draw:text-box>
        </draw:frame>
        <draw:frame draw:style-name="gr11" draw:text-style-name="P8" draw:layer="layout" svg:width="10.035cm" svg:height="5.471cm" svg:x="8.965cm" svg:y="17.949cm">
          <draw:text-box>
            <text:p text:style-name="P8">:bs {:relation-type :&lt;many&gt;</text:p>
            <text:p text:style-name="P8"><text:s text:c="5"/>:entity-kw :B</text:p>
            <text:p text:style-name="P8"><text:s text:c="5"/>:query-fn </text:p>
            <text:p text:style-name="P8"><text:s text:c="5"/>(agg/make-query-&lt;many&gt;-fn </text:p>
            <text:p text:style-name="P8"><text:s text:c="8"/>:B :A_B :b_id :a_id)</text:p>
            <text:p text:style-name="P8"><text:s text:c="5"/>:update-links-fn </text:p>
            <text:p text:style-name="P8"><text:s text:c="5"/>(agg/make-update-links-fn </text:p>
            <text:p text:style-name="P8"><text:s text:c="8"/>:A_B :a_id :b_id)</text:p>
            <text:p text:style-name="P8"><text:s text:c="5"/>:owned? false}</text:p>
          </draw:text-box>
        </draw:frame>
        <draw:frame draw:style-name="gr4" draw:text-style-name="P8" draw:layer="layout" svg:width="1.391cm" svg:height="0.831cm" svg:x="3.902cm" svg:y="6.1cm">
          <draw:text-box>
            <text:p text:style-name="P8">UML</text:p>
          </draw:text-box>
        </draw:frame>
        <draw:frame draw:style-name="gr4" draw:text-style-name="P8" draw:layer="layout" svg:width="3.465cm" svg:height="0.831cm" svg:x="3.903cm" svg:y="13.301cm">
          <draw:text-box>
            <text:p text:style-name="P8">SQL tables</text:p>
          </draw:text-box>
        </draw:frame>
        <draw:frame draw:style-name="gr4" draw:text-style-name="P8" draw:layer="layout" svg:width="2.576cm" svg:height="1.411cm" svg:x="3.904cm" svg:y="9.002cm">
          <draw:text-box>
            <text:p text:style-name="P8">example</text:p>
            <text:p text:style-name="P8">data</text:p>
          </draw:text-box>
        </draw:frame>
        <draw:frame draw:style-name="gr4" draw:text-style-name="P8" draw:layer="layout" svg:width="3.762cm" svg:height="1.411cm" svg:x="3.905cm" svg:y="18.703cm">
          <draw:text-box>
            <text:p text:style-name="P8">relation</text:p>
            <text:p text:style-name="P8">descrip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lko Riemenschneider</meta:initial-creator>
    <meta:creation-date>2014-06-01T13:40:30</meta:creation-date>
    <dc:date>2014-06-13T17:57:42</dc:date>
    <dc:creator>Falko Riemenschneider</dc:creator>
    <meta:editing-duration>PT19H59M6S</meta:editing-duration>
    <meta:editing-cycles>30</meta:editing-cycles>
    <meta:generator>LibreOffice/3.6$Linux_X86_64 LibreOffice_project/360m1$Build-102</meta:generator>
    <meta:document-statistic meta:object-count="137"/>
  </office:meta>
</office:document-meta>
</file>